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2" style:master-page-name="">
      <style:paragraph-properties fo:margin-left="-0.238cm" fo:margin-right="0cm" fo:text-indent="0cm" style:auto-text-indent="false" style:page-number="auto"/>
    </style:style>
    <style:style style:name="P4" style:family="paragraph" style:parent-style-name="Standard" style:list-style-name="L2">
      <style:paragraph-properties fo:margin-left="-0.238cm" fo:margin-right="0cm" fo:text-indent="0cm" style:auto-text-indent="false"/>
    </style:style>
    <style:style style:name="P5" style:family="paragraph" style:parent-style-name="Standard" style:list-style-name="L2">
      <style:paragraph-properties fo:margin-left="0cm" fo:margin-right="0cm" fo:text-indent="0cm" style:auto-text-inden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960856498230548029" text:style-name="L1">
        <text:list-item>
          <text:p text:style-name="P1">Setup repo</text:p>
        </text:list-item>
        <text:list-item>
          <text:p text:style-name="P1">deciding what to use mongoose, ejs, app.js dom model jquery – not really a web app or holding alot of data – so decided to start with Jqury css html bootstrap – later may build in other things </text:p>
        </text:list-item>
        <text:list-item>
          <text:p text:style-name="P1">decide whether need a back end <text:s/>- later for downloading – maybe a page of widgets little programs that use all y=the other stuff make from a combination of things (ejs templates and db for the cards)</text:p>
        </text:list-item>
        <text:list-item>
          <text:p text:style-name="P1">Decide first level should aim for – bit animation – maybe sound if not irratiting – smooth</text:p>
        </text:list-item>
        <text:list-item>
          <text:p text:style-name="P1">Decide what page to start with – one after the intro</text:p>
        </text:list-item>
        <text:list-item>
          <text:p text:style-name="P1">start with index html and index.js not app.js because its not really goint to be much of an app – first page not intro</text:p>
        </text:list-item>
        <text:list-item>
          <text:p text:style-name="P1">make index js htm and styles css and linke style sheet js and choose a font off googleapis</text:p>
        </text:list-item>
        <text:list-item>
          <text:p text:style-name="P1">im using fonts through google and embed that will pull them in instead of using font stack so its faster</text:p>
        </text:list-item>
        <text:list-item>
          <text:p text:style-name="P1">looked at font nymphette for font ornaments but unsure how to use font face to display it – could of used images instead</text:p>
        </text:list-item>
        <text:list-item>
          <text:p text:style-name="P1">currently looks like a menu need a card edge</text:p>
        </text:list-item>
        <text:list-item>
          <text:p text:style-name="P1">look at useing keyframes and animate and fadein to make work fade in</text:p>
        </text:list-item>
        <text:list-item>
          <text:p text:style-name="P1">tried fading everything in, words around name and name in but just seems to distract from the reading</text:p>
        </text:list-item>
        <text:list-item>
          <text:p text:style-name="P1">seems putting the drinks page is over the top, my names on it so think will integrate the two pages</text:p>
        </text:list-item>
        <text:list-item>
          <text:p text:style-name="P1"><text:s/>finding images</text:p>
        </text:list-item>
        <text:list-item>
          <text:p text:style-name="P1"><text:s/>trying to animate movement translate just happens but position needs starting location also need you told hold button down not just press once that was why it was flashing</text:p>
        </text:list-item>
        <text:list-item>
          <text:p text:style-name="P1">fade in the corner</text:p>
        </text:list-item>
        <text:list-item>
          <text:p text:style-name="P1">lots of complicated stuff with using the animations and transitions and looks difficult to just </text:p>
        </text:list-item>
      </text:list>
      <text:list xml:id="list774547785160163851" text:style-name="L2">
        <text:list-header>
          <text:p text:style-name="P2">have the ball roll infinite the stop being infinite and slow down (im talking about rotation)</text:p>
          <text:list>
            <text:list-item>
              <text:p text:style-name="P2">i could add an animation class and remove so infinite would have an speed up, then a roll infinite then remove the class and replace with the slow down.</text:p>
            </text:list-item>
            <text:list-item>
              <text:p text:style-name="P2">I could have transitions not sure if work with animation but when class removed could have a transition time – however that would mean the marble stopped rotating not after so many rotations but after it reaches a certain point</text:p>
            </text:list-item>
            <text:list-item>
              <text:p text:style-name="P2">failed to find a way to do it</text:p>
            </text:list-item>
          </text:list>
          <text:p text:style-name="P2">18. disable scroll bars </text:p>
          <text:p text:style-name="P2">19. researching backgrounds and borders so can get shapes and patterns on them this is difficult, got background of second page with several layers and transparencys but having a 45 degree stripe on a half donut for a handle where the donut hole reveals what is behind is not very doable without using shadows creatively spent 2 days on it, lose the shape when use image or pattern ive found several option</text:p>
          <text:p text:style-name="P3">20.Next i will try using an image with alpha, then will have to move on leaving a note somewhere to try again at end of project</text:p>
          <text:p text:style-name="P4">21. to make the box to get the bevel needed to have top bottom right left sections to border which means cant put onto the linear pattern wanted. To overcome this have layered over top a fullborder with transparency that has a pattern. With the top and right set to zero there are two issues with this one the grain doesnt diagonally link to the top border – could be overcome by applying this border over top but then lose bevel also it over covers the black line at the bevel join bottom right which is created by having a pseudo element a few pixels tot he right to reveal it</text:p>
          <text:p text:style-name="P5">22. using resize not draggable to work it and will use bootstrap to put marbles in</text:p>
          <text:p text:style-name="P5">23. migrating from codepen not work due to html so marble case outside of p2 section okay for now as i dont know if its going to be fixed or slide in slide out again on next screen etc</text:p>
        </text:list-header>
      </text:list>
      <text:list xml:id="list37667562" text:continue-list="list6960856498230548029" text:style-name="L1">
        <text:list-header>
          <text:p text:style-name="P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0H38M13S</meta:editing-duration>
    <meta:editing-cycles>17</meta:editing-cycles>
    <meta:generator>OpenOffice/4.1.5$Win32 OpenOffice.org_project/415m1$Build-9789</meta:generator>
    <dc:date>2019-05-09T17:47:16.71</dc:date>
    <dc:creator>Phil Tate</dc:creator>
    <meta:document-statistic meta:table-count="0" meta:image-count="0" meta:object-count="0" meta:page-count="1" meta:paragraph-count="27" meta:word-count="688" meta:character-count="3543"/>
    <meta:user-defined meta:name="Info 1"/>
    <meta:user-defined meta:name="Info 2"/>
    <meta:user-defined meta:name="Info 3"/>
    <meta:user-defined meta:name="Info 4"/>
  </office:meta>
</office:document-meta>
</file>